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adornments="Light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text-properties officeooo:paragraph-rsid="01109057"/>
    </style:style>
    <style:style style:name="P18" style:family="paragraph" style:parent-style-name="Table_20_Contents">
      <style:text-properties officeooo:paragraph-rsid="01109057"/>
    </style:style>
    <style:style style:name="P19" style:family="paragraph" style:parent-style-name="Footer">
      <style:text-properties officeooo:paragraph-rsid="01109057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1e252d" style:font-name-asian="Times New Roman" style:font-size-asian="10pt"/>
    </style:style>
    <style:style style:name="P24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17c112" officeooo:paragraph-rsid="0117c112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1e252d" fo:background-color="transparent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1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6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8" style:family="paragraph" style:parent-style-name="Standard">
      <style:text-properties style:font-name="Roboto Light1" officeooo:rsid="00bdb8ba" officeooo:paragraph-rsid="01017a94" fo:background-color="transparent"/>
    </style:style>
    <style:style style:name="P39" style:family="paragraph" style:parent-style-name="Small">
      <style:text-properties style:font-name="Roboto Light1"/>
    </style:style>
    <style:style style:name="P40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1" style:family="paragraph" style:parent-style-name="Standard">
      <style:text-properties style:font-name="Roboto Light3"/>
    </style:style>
    <style:style style:name="P42" style:family="paragraph" style:parent-style-name="Standard">
      <style:paragraph-properties fo:text-align="start" style:justify-single-word="false"/>
      <style:text-properties style:font-name="Roboto Light3"/>
    </style:style>
    <style:style style:name="P43" style:family="paragraph" style:parent-style-name="Standard">
      <style:text-properties style:font-name="Humnst777 Lt BT" officeooo:rsid="00c36693" officeooo:paragraph-rsid="00c36693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45" style:family="paragraph" style:parent-style-name="Standard">
      <style:text-properties fo:color="#ffffff" loext:opacity="100%" style:font-name="Roboto1" fo:font-weight="normal" officeooo:rsid="00e9a044" officeooo:paragraph-rsid="00e9a044" style:font-weight-asian="normal" style:font-weight-complex="normal"/>
    </style:style>
    <style:style style:name="P46" style:family="paragraph" style:parent-style-name="Standard">
      <style:text-properties fo:color="#ffffff" loext:opacity="100%" style:font-name="Roboto1" fo:font-weight="normal" officeooo:rsid="0097b405" officeooo:paragraph-rsid="0097b405" style:font-weight-asian="normal" style:font-weight-complex="normal"/>
    </style:style>
    <style:style style:name="P47" style:family="paragraph" style:parent-style-name="Standard">
      <style:text-properties fo:color="#ffffff" loext:opacity="100%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fo:color="#ffffff" loext:opacity="100%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fo:color="#ffffff" loext:opacity="100%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fo:color="#ffffff" loext:opacity="100%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1" style:family="paragraph" style:parent-style-name="Standard">
      <style:text-properties fo:color="#ffffff" loext:opacity="100%" style:font-name="Roboto1" fo:font-size="10pt" fo:language="de" fo:country="CH" fo:font-weight="normal" officeooo:rsid="00f6ddf8" officeooo:paragraph-rsid="011e252d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officeooo:paragraph-rsid="01017a94"/>
    </style:style>
    <style:style style:name="P53" style:family="paragraph" style:parent-style-name="Roboto_20_light">
      <style:text-properties officeooo:paragraph-rsid="01017a94"/>
    </style:style>
    <style:style style:name="P54" style:family="paragraph" style:parent-style-name="Standard">
      <style:text-properties officeooo:rsid="00d493c0" officeooo:paragraph-rsid="011e252d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6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7" style:family="paragraph" style:parent-style-name="Standard">
      <style:text-properties officeooo:rsid="011e252d" officeooo:paragraph-rsid="011e252d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text-properties officeooo:paragraph-rsid="011e252d"/>
    </style:style>
    <style:style style:name="P60" style:family="paragraph" style:parent-style-name="Heading_20_1">
      <style:text-properties officeooo:rsid="00f08541" officeooo:paragraph-rsid="011e252d"/>
    </style:style>
    <style:style style:name="P61" style:family="paragraph" style:parent-style-name="Heading_20_1">
      <style:text-properties officeooo:paragraph-rsid="01017a94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7c112" officeooo:paragraph-rsid="0117c112" fo:background-color="transparent"/>
    </style:style>
    <style:style style:name="P65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66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0169a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use-window-font-color="true" loext:opacity="0%" style:font-name="Roboto Slab" fo:font-size="11pt" fo:language="de" fo:country="CH" fo:font-weight="normal" officeooo:rsid="011e252d" style:letter-kerning="true" style:font-name-asian="Times New Roman" style:font-size-asian="11pt" style:font-weight-asian="normal" style:font-size-complex="11pt" style:font-weight-complex="normal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ed9e3a"/>
    </style:style>
    <style:style style:name="T11" style:family="text">
      <style:text-properties style:font-name="Roboto Light2" fo:font-size="9pt" fo:background-color="transparent" loext:char-shading-value="0" style:font-size-asian="9pt" style:font-size-complex="9pt"/>
    </style:style>
    <style:style style:name="T12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3" style:family="text">
      <style:text-properties officeooo:rsid="011b119b"/>
    </style:style>
    <style:style style:name="T14" style:family="text">
      <style:text-properties officeooo:rsid="011e252d"/>
    </style:style>
    <style:style style:name="T15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43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43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39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43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39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5">Cur<text:span text:style-name="T10">r</text:span>iculum Vitae</text:p>
        </draw:text-box>
      </draw:frame>
      <text:p text:style-name="P62"/>
      <text:p text:style-name="P41"/>
      <text:p text:style-name="P41"/>
      <text:p text:style-name="P42"/>
      <text:p text:style-name="P40">[TITLE_FUNCTION]</text:p>
      <text:p text:style-name="P41"/>
      <text:p text:style-name="P41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/draw:text-box></draw:frame></text:p>
      <text:p text:style-name="P44"><text:span text:style-name="T11">erstellt am </text:span><text:span text:style-name="T12">[DATE]</text:span></text:p>
      <text:p text:style-name="P41"/>
      <text:p text:style-name="P31"/>
      <text:p text:style-name="P31"/>
      <text:p text:style-name="P3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<text:s text:c="3"/>Personalien<text:tab/>2</text:p>
          <text:p text:style-name="P56">2 <text:s text:c="3"/>Kompetenzen nach Level<text:tab/>2</text:p>
          <text:p text:style-name="P56">3 <text:s text:c="3"/>Kernkompetenzen<text:tab/>2</text:p>
          <text:p text:style-name="P56">4 <text:s text:c="3"/>Stationen<text:tab/>2</text:p>
          <text:p text:style-name="P56">5 <text:s text:c="3"/>Projekte<text:tab/>2</text:p>
          <text:p text:style-name="P56">6 <text:s text:c="3"/>Weiterbildung (Schulungen, Kurse, Konferenzen, Referate)<text:tab/>2</text:p>
          <text:p text:style-name="P56">7 <text:s text:c="3"/>Ausbildung<text:tab/>3</text:p>
        </text:index-body>
      </text:table-of-content>
      <text:p text:style-name="P31"/>
      <text:p text:style-name="P31"/>
      <text:p text:style-name="P32"/>
      <text:p text:style-name="P32"/>
      <text:p text:style-name="P33"/>
      <text:h text:style-name="P58" text:outline-level="1"><text:bookmark-start text:name="__RefHeading___Toc1831_3603873402"/><text:span text:style-name="T8">Personalien</text:span> <text:bookmark-end text:name="__RefHeading___Toc1831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4">Abschluss</text:p>
            </table:table-cell>
            <table:table-cell table:style-name="tbl-profile.B1" office:value-type="string">
              <text:list xml:id="list2911338274" text:style-name="L1">
                <text:list-header>
                  <text:p text:style-name="P63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5">Sprachkenntnisse</text:p>
          </table:table-cell>
          <table:table-cell table:style-name="tbl-profile.B2" office:value-type="string">
            <text:list xml:id="list134859089203379" text:continue-numbering="true" text:style-name="L1">
              <text:list-header>
                <text:p text:style-name="P64">[LANGUAGES]</text:p>
              </text:list-header>
            </text:list>
          </table:table-cell>
        </table:table-row>
      </table:table>
      <text:h text:style-name="P59" text:outline-level="1"><text:bookmark-start text:name="__RefHeading___Toc429_3143068676"/><text:span text:style-name="T7">K</text:span>ompetenzen <text:span text:style-name="T14">nach Level</text:span><text:bookmark-end text:name="__RefHeading___Toc429_3143068676"/></text:h>
      <text:p text:style-name="P57">Der Entwickler hat sich selbst eingeschätzt.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51">Kategorie</text:p>
            </table:table-cell>
            <table:table-cell table:style-name="LEVEL_5f_COMPETENCES.B1" office:value-type="string">
              <text:p text:style-name="P51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23">[CATEGORY]</text:p>
          </table:table-cell>
          <table:table-cell table:style-name="LEVEL_5f_COMPETENCES.B2" office:value-type="string">
            <text:p text:style-name="P27">[COMPETENCE]</text:p>
          </table:table-cell>
        </table:table-row>
      </table:table>
      <text:h text:style-name="P59" text:outline-level="1"><text:bookmark-start text:name="__RefHeading___Toc431_3143068676"/>Kernkompetenzen<text:bookmark-end text:name="__RefHeading___Toc431_3143068676"/></text:h>
      <text:p text:style-name="P5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1">Kategorie</text:p>
            </table:table-cell>
            <table:table-cell table:style-name="COMPETENCES.B1" office:value-type="string">
              <text:p text:style-name="P5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3">[CATEGORY]</text:p>
          </table:table-cell>
          <table:table-cell table:style-name="COMPETENCES.B2" office:value-type="string">
            <text:p text:style-name="P27">[COMPETENCE]</text:p>
          </table:table-cell>
        </table:table-row>
      </table:table>
      <text:h text:style-name="P60" text:outline-level="1"><text:bookmark-start text:name="__RefHeading___Toc1835_3603873402"/>Stationen<text:bookmark-end text:name="__RefHeading___Toc1835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7">Von</text:p>
            </table:table-cell>
            <table:table-cell table:style-name="ACTIVITIES.A1" office:value-type="string">
              <text:p text:style-name="P47">Bis</text:p>
            </table:table-cell>
            <table:table-cell table:style-name="ACTIVITIES.C1" office:value-type="string">
              <text:p text:style-name="P4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2">[MONTH_FROM][YEAR_FROM]</text:p>
          </table:table-cell>
          <table:table-cell table:style-name="ACTIVITIES.A2" office:value-type="string">
            <text:p text:style-name="P21">[MONTH_TO][YEAR_TO]</text:p>
          </table:table-cell>
          <table:table-cell table:style-name="ACTIVITIES.C2" office:value-type="string">
            <text:p text:style-name="P65">[ACTIVITY]</text:p>
            <text:p text:style-name="P65"/>
            <text:p text:style-name="P66">[ACTIVITY_DESCRIPTION]</text:p>
          </table:table-cell>
        </table:table-row>
      </table:table>
      <text:h text:style-name="P61" text:outline-level="1"><text:bookmark-start text:name="__RefHeading___Toc1837_3603873402"/>Projekte<text:bookmark-end text:name="__RefHeading___Toc1837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7">Von</text:p>
            </table:table-cell>
            <table:table-cell table:style-name="PROJECTS.A1" office:value-type="string">
              <text:p text:style-name="P47">Bis</text:p>
            </table:table-cell>
            <table:table-cell table:style-name="PROJECTS.C1" office:value-type="string">
              <text:p text:style-name="P5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0">[MONTH_FROM][YEAR_FROM]</text:p>
          </table:table-cell>
          <table:table-cell table:style-name="PROJECTS.A2" office:value-type="string">
            <text:p text:style-name="P53">[MONTH_TO][YEAR_TO]</text:p>
          </table:table-cell>
          <table:table-cell table:style-name="PROJECTS.C2" office:value-type="string">
            <text:p text:style-name="P35">[PROJECT_TITLE]</text:p>
            <text:p text:style-name="P26"/>
            <text:p text:style-name="P34">Projektbeschreibung</text:p>
            <text:p text:style-name="P52">[PROJECT_DESCRIPTION]</text:p>
            <text:p text:style-name="P36"/>
            <text:p text:style-name="P34">Rolle und Aufgaben im Projekt</text:p>
            <text:p text:style-name="P52">[PROJECT_ROLE]</text:p>
            <text:p text:style-name="P36"/>
            <text:p text:style-name="P34">Eingesetzte Technologien und Methoden</text:p>
            <text:p text:style-name="P52">[PROJECT_TECHNOLOGY]</text:p>
          </table:table-cell>
        </table:table-row>
      </table:table>
      <text:h text:style-name="P61" text:outline-level="1"><text:bookmark-start text:name="__RefHeading___Toc1839_3603873402"/>Weiterbildung (Schulungen, Kurse, Konferenzen, Referate)<text:bookmark-end text:name="__RefHeading___Toc1839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7">Von</text:p>
            </table:table-cell>
            <table:table-cell table:style-name="ADVANCED_5f_TRAININGS.A1" office:value-type="string">
              <text:p text:style-name="P47">Bis</text:p>
            </table:table-cell>
            <table:table-cell table:style-name="ADVANCED_5f_TRAININGS.C1" office:value-type="string">
              <text:p text:style-name="P4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8">[MONTH_FROM][YEAR_FROM]</text:p>
            <text:p text:style-name="P29"/>
          </table:table-cell>
          <table:table-cell table:style-name="ADVANCED_5f_TRAININGS.B2" office:value-type="string">
            <text:p text:style-name="P28">[MONTH_TO][YEAR_TO]</text:p>
          </table:table-cell>
          <table:table-cell table:style-name="ADVANCED_5f_TRAININGS.C2" office:value-type="string">
            <text:p text:style-name="P38">[ADVANCED_TRAINING]</text:p>
          </table:table-cell>
        </table:table-row>
      </table:table>
      <text:h text:style-name="Heading_20_1" text:outline-level="1"><text:bookmark-start text:name="__RefHeading___Toc1841_3603873402"/><text:soft-page-break/>Ausbildung<text:bookmark-end text:name="__RefHeading___Toc1841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5">Von</text:p>
            </table:table-cell>
            <table:table-cell table:style-name="EDUCATIONS.A1" office:value-type="string">
              <text:p text:style-name="P45">Bis</text:p>
            </table:table-cell>
            <table:table-cell table:style-name="EDUCATIONS.C1" office:value-type="string">
              <text:p text:style-name="P46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0">[MONTH_FROM]<text:span text:style-name="T13">[YEAR_FROM]</text:span></text:p>
          </table:table-cell>
          <table:table-cell table:style-name="EDUCATIONS.B2" office:value-type="string">
            <text:p text:style-name="P30">[MONTH_TO][YEAR_TO]</text:p>
          </table:table-cell>
          <table:table-cell table:style-name="EDUCATIONS.C2" office:value-type="string">
            <text:p text:style-name="P3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adornments="Light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5-07T13:48:58.788773235">5/7/25</text:date></text:span><text:span text:style-name="MT1">w</text:span><text:span text:style-name="MT1"><text:word-count>21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9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74</meta:editing-cycles>
    <meta:editing-duration>PT11H25M46S</meta:editing-duration>
    <dc:date>2025-05-07T13:48:58.732754336</dc:date>
    <dc:title>Curriculum Vitae</dc:title>
    <meta:document-statistic meta:table-count="8" meta:image-count="1" meta:object-count="0" meta:page-count="3" meta:paragraph-count="101" meta:word-count="217" meta:character-count="1765" meta:non-whitespace-character-count="1624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